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nhol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x_ann</text:p>
          </table:table-cell>
          <table:table-cell office:value-type="string" calcext:value-type="string">
            <text:p>y_an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.087563" calcext:value-type="float">
            <text:p>52.087563</text:p>
          </table:table-cell>
          <table:table-cell office:value-type="float" office:value="5.164611815" calcext:value-type="float">
            <text:p>5.1646118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.087353" calcext:value-type="float">
            <text:p>52.087353</text:p>
          </table:table-cell>
          <table:table-cell office:value-type="float" office:value="5.163792232" calcext:value-type="float">
            <text:p>5.16379223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.087563" calcext:value-type="float">
            <text:p>52.087563</text:p>
          </table:table-cell>
          <table:table-cell office:value-type="float" office:value="5.163792232" calcext:value-type="float">
            <text:p>5.16379223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.086045638" calcext:value-type="float">
            <text:p>52.086045638</text:p>
          </table:table-cell>
          <table:table-cell office:value-type="float" office:value="5.169441467" calcext:value-type="float">
            <text:p>5.16944146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.086003693" calcext:value-type="float">
            <text:p>52.086003693</text:p>
          </table:table-cell>
          <table:table-cell office:value-type="float" office:value="5.1702007" calcext:value-type="float">
            <text:p>5.170200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.085599056" calcext:value-type="float">
            <text:p>52.085599056</text:p>
          </table:table-cell>
          <table:table-cell office:value-type="float" office:value="5.17125967" calcext:value-type="float">
            <text:p>5.171259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.085214076" calcext:value-type="float">
            <text:p>52.085214076</text:p>
          </table:table-cell>
          <table:table-cell office:value-type="float" office:value="5.171433929" calcext:value-type="float">
            <text:p>5.17143392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.085986556" calcext:value-type="float">
            <text:p>52.085986556</text:p>
          </table:table-cell>
          <table:table-cell office:value-type="float" office:value="5.175623037" calcext:value-type="float">
            <text:p>5.17562303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085839198" calcext:value-type="float">
            <text:p>52.085839198</text:p>
          </table:table-cell>
          <table:table-cell office:value-type="float" office:value="5.175646422" calcext:value-type="float">
            <text:p>5.17564642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.085623238" calcext:value-type="float">
            <text:p>52.085623238</text:p>
          </table:table-cell>
          <table:table-cell office:value-type="float" office:value="5.175549863" calcext:value-type="float">
            <text:p>5.17554986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.085603289" calcext:value-type="float">
            <text:p>52.085603289</text:p>
          </table:table-cell>
          <table:table-cell office:value-type="float" office:value="5.174589716" calcext:value-type="float">
            <text:p>5.1745897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.085597338" calcext:value-type="float">
            <text:p>52.085597338</text:p>
          </table:table-cell>
          <table:table-cell office:value-type="float" office:value="5.174787216" calcext:value-type="float">
            <text:p>5.17478721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.08552232" calcext:value-type="float">
            <text:p>52.08552232</text:p>
          </table:table-cell>
          <table:table-cell office:value-type="float" office:value="5.173986817" calcext:value-type="float">
            <text:p>5.17398681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.08557232" calcext:value-type="float">
            <text:p>52.08557232</text:p>
          </table:table-cell>
          <table:table-cell office:value-type="float" office:value="5.173864771" calcext:value-type="float">
            <text:p>5.17386477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.085444662" calcext:value-type="float">
            <text:p>52.085444662</text:p>
          </table:table-cell>
          <table:table-cell office:value-type="float" office:value="5.173808523" calcext:value-type="float">
            <text:p>5.17380852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.086152681" calcext:value-type="float">
            <text:p>52.086152681</text:p>
          </table:table-cell>
          <table:table-cell office:value-type="float" office:value="5.176223349" calcext:value-type="float">
            <text:p>5.17622334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.086352681" calcext:value-type="float">
            <text:p>52.086352681</text:p>
          </table:table-cell>
          <table:table-cell office:value-type="float" office:value="5.176423349" calcext:value-type="float">
            <text:p>5.17642334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.085931273" calcext:value-type="float">
            <text:p>52.085931273</text:p>
          </table:table-cell>
          <table:table-cell office:value-type="float" office:value="5.176199963" calcext:value-type="float">
            <text:p>5.17619996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.085295715" calcext:value-type="float">
            <text:p>52.085295715</text:p>
          </table:table-cell>
          <table:table-cell office:value-type="float" office:value="5.176192755" calcext:value-type="float">
            <text:p>5.1761927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6:23:00.694000000</meta:creation-date>
    <dc:date>2021-10-28T16:25:25.432000000</dc:date>
    <meta:editing-duration>PT2M25S</meta:editing-duration>
    <meta:editing-cycles>1</meta:editing-cycles>
    <meta:document-statistic meta:table-count="1" meta:cell-count="64" meta:object-count="0"/>
    <meta:generator>LibreOffice/7.1.2.2$Windows_X86_64 LibreOffice_project/8a45595d069ef5570103caea1b71cc9d82b2aae4</meta:generator>
  </office:meta>
</office:document-meta>
</file>